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17.37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 </text:p>
          </table:table-cell>
          <table:table-cell office:value-type="string" calcext:value-type="string">
            <text:p>Indicator Name</text:p>
          </table:table-cell>
          <table:table-cell office:value-type="string" calcext:value-type="string">
            <text:p>Curl</text:p>
          </table:table-cell>
        </table:table-row>
        <table:table-row table:style-name="ro1">
          <table:table-cell office:value-type="float" office:value="164406" calcext:value-type="float">
            <text:p>164406</text:p>
          </table:table-cell>
          <table:table-cell office:value-type="string" calcext:value-type="string">
            <text:p>Adjusted net savings (% of GNI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36806" calcext:value-type="float">
            <text:p>36806</text:p>
          </table:table-cell>
          <table:table-cell office:value-type="string" calcext:value-type="string">
            <text:p>Adolescent birth rate (births per 1,000 women ages 15-19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85106" calcext:value-type="float">
            <text:p>185106</text:p>
          </table:table-cell>
          <table:table-cell office:value-type="string" calcext:value-type="string">
            <text:p>Age-standardized mortality rate attributed to noncommunicable diseases, female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85206" calcext:value-type="float">
            <text:p>185206</text:p>
          </table:table-cell>
          <table:table-cell office:value-type="string" calcext:value-type="string">
            <text:p>Age-standardized mortality rate attributed to noncommunicable diseases, male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75206" calcext:value-type="float">
            <text:p>175206</text:p>
          </table:table-cell>
          <table:table-cell office:value-type="string" calcext:value-type="string">
            <text:p>Antenatal care coverage, at least one visit (%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86806" calcext:value-type="float">
            <text:p>186806</text:p>
          </table:table-cell>
          <table:table-cell office:value-type="string" calcext:value-type="string">
            <text:p>Average annual change in the share of bottom 40 percent (%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81106" calcext:value-type="float">
            <text:p>181106</text:p>
          </table:table-cell>
          <table:table-cell office:value-type="string" calcext:value-type="string">
            <text:p>Birth registration (% under age 5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86706" calcext:value-type="float">
            <text:p>186706</text:p>
          </table:table-cell>
          <table:table-cell office:value-type="string" calcext:value-type="string">
            <text:p>Carbon dioxide emissions, per unit of GDP (kg per 2010 US$ of GDP)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float" office:value="195606" calcext:value-type="float">
            <text:p>195606</text:p>
          </table:table-cell>
          <table:table-cell office:value-type="string" calcext:value-type="string">
            <text:p>Carbon dioxide emissions, production emissions per capita (tonnes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81306" calcext:value-type="float">
            <text:p>181306</text:p>
          </table:table-cell>
          <table:table-cell office:value-type="string" calcext:value-type="string">
            <text:p>Child labour (% ages 5-17)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float" office:value="98306" calcext:value-type="float">
            <text:p>98306</text:p>
          </table:table-cell>
          <table:table-cell office:value-type="string" calcext:value-type="string">
            <text:p>Child malnutrition, stunting (moderate or severe) (% under age 5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81406" calcext:value-type="float">
            <text:p>181406</text:p>
          </table:table-cell>
          <table:table-cell office:value-type="string" calcext:value-type="string">
            <text:p>Child marriage, women married by age 18 (% of women ages 20?24 who are married or in union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35006" calcext:value-type="float">
            <text:p>135006</text:p>
          </table:table-cell>
          <table:table-cell office:value-type="string" calcext:value-type="string">
            <text:p>Coefficient of human inequality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float" office:value="170006" calcext:value-type="float">
            <text:p>170006</text:p>
          </table:table-cell>
          <table:table-cell office:value-type="string" calcext:value-type="string">
            <text:p>Concentration index (exports) (value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75506" calcext:value-type="float">
            <text:p>175506</text:p>
          </table:table-cell>
          <table:table-cell office:value-type="string" calcext:value-type="string">
            <text:p>Contraceptive prevalence, any method (% of married or in-union women of reproductive age, 15?49 years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17806" calcext:value-type="float">
            <text:p>117806</text:p>
          </table:table-cell>
          <table:table-cell office:value-type="string" calcext:value-type="string">
            <text:p>Contribution of deprivation in education to the Multidimensional Poverty Index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17906" calcext:value-type="float">
            <text:p>117906</text:p>
          </table:table-cell>
          <table:table-cell office:value-type="string" calcext:value-type="string">
            <text:p>Contribution of deprivation in health to the Multidimensional Poverty Index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18006" calcext:value-type="float">
            <text:p>118006</text:p>
          </table:table-cell>
          <table:table-cell office:value-type="string" calcext:value-type="string">
            <text:p>Contribution of deprivation in standard of living to the Multidimensional Poverty Index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81806" calcext:value-type="float">
            <text:p>181806</text:p>
          </table:table-cell>
          <table:table-cell office:value-type="string" calcext:value-type="string">
            <text:p>Current health expenditure (% of GDP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85006" calcext:value-type="float">
            <text:p>185006</text:p>
          </table:table-cell>
          <table:table-cell office:value-type="string" calcext:value-type="string">
            <text:p>Degraded land (% of total land area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95906" calcext:value-type="float">
            <text:p>195906</text:p>
          </table:table-cell>
          <table:table-cell office:value-type="string" calcext:value-type="string">
            <text:p>Domestic material consumption per capita, (tonnes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03706" calcext:value-type="float">
            <text:p>103706</text:p>
          </table:table-cell>
          <table:table-cell office:value-type="string" calcext:value-type="string">
            <text:p>Education index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float" office:value="150606" calcext:value-type="float">
            <text:p>150606</text:p>
          </table:table-cell>
          <table:table-cell office:value-type="string" calcext:value-type="string">
            <text:p>Employment in agriculture (% of total employment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50706" calcext:value-type="float">
            <text:p>150706</text:p>
          </table:table-cell>
          <table:table-cell office:value-type="string" calcext:value-type="string">
            <text:p>Employment in services (% of total employment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48306" calcext:value-type="float">
            <text:p>148306</text:p>
          </table:table-cell>
          <table:table-cell office:value-type="string" calcext:value-type="string">
            <text:p>Employment to population ratio (% ages 15 and older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23506" calcext:value-type="float">
            <text:p>123506</text:p>
          </table:table-cell>
          <table:table-cell office:value-type="string" calcext:value-type="string">
            <text:p>Estimated gross national income per capita, female (2017 PPP $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23606" calcext:value-type="float">
            <text:p>123606</text:p>
          </table:table-cell>
          <table:table-cell office:value-type="string" calcext:value-type="string">
            <text:p>Estimated gross national income per capita, male (2017 PPP $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69706" calcext:value-type="float">
            <text:p>69706</text:p>
          </table:table-cell>
          <table:table-cell office:value-type="string" calcext:value-type="string">
            <text:p>Expected years of schooling (years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23306" calcext:value-type="float">
            <text:p>123306</text:p>
          </table:table-cell>
          <table:table-cell office:value-type="string" calcext:value-type="string">
            <text:p>Expected years of schooling, female (years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23406" calcext:value-type="float">
            <text:p>123406</text:p>
          </table:table-cell>
          <table:table-cell office:value-type="string" calcext:value-type="string">
            <text:p>Expected years of schooling, male (years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33206" calcext:value-type="float">
            <text:p>133206</text:p>
          </table:table-cell>
          <table:table-cell office:value-type="string" calcext:value-type="string">
            <text:p>Exports and imports (% of GDP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75006" calcext:value-type="float">
            <text:p>175006</text:p>
          </table:table-cell>
          <table:table-cell office:value-type="string" calcext:value-type="string">
            <text:p>Female share of employment in senior and middle management (%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53506" calcext:value-type="float">
            <text:p>53506</text:p>
          </table:table-cell>
          <table:table-cell office:value-type="string" calcext:value-type="string">
            <text:p>Foreign direct investment, net inflows (% of GDP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00806" calcext:value-type="float">
            <text:p>100806</text:p>
          </table:table-cell>
          <table:table-cell office:value-type="string" calcext:value-type="string">
            <text:p>Forest area (% of total land area)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float" office:value="164206" calcext:value-type="float">
            <text:p>164206</text:p>
          </table:table-cell>
          <table:table-cell office:value-type="string" calcext:value-type="string">
            <text:p>Forest area, change (%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74306" calcext:value-type="float">
            <text:p>174306</text:p>
          </table:table-cell>
          <table:table-cell office:value-type="string" calcext:value-type="string">
            <text:p>Fossil fuel energy consumption (% of total energy consumption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97106" calcext:value-type="float">
            <text:p>97106</text:p>
          </table:table-cell>
          <table:table-cell office:value-type="string" calcext:value-type="string">
            <text:p>Fresh water withdrawals (% of total renewable water resources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94906" calcext:value-type="float">
            <text:p>194906</text:p>
          </table:table-cell>
          <table:table-cell office:value-type="string" calcext:value-type="string">
            <text:p>GDP per capita (2017 PPP $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37906" calcext:value-type="float">
            <text:p>137906</text:p>
          </table:table-cell>
          <table:table-cell office:value-type="string" calcext:value-type="string">
            <text:p>Gender Development Index (GDI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68606" calcext:value-type="float">
            <text:p>68606</text:p>
          </table:table-cell>
          <table:table-cell office:value-type="string" calcext:value-type="string">
            <text:p>Gender Inequality Index (GII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49206" calcext:value-type="float">
            <text:p>149206</text:p>
          </table:table-cell>
          <table:table-cell office:value-type="string" calcext:value-type="string">
            <text:p>Government expenditure on education (% of GDP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78306" calcext:value-type="float">
            <text:p>178306</text:p>
          </table:table-cell>
          <table:table-cell office:value-type="string" calcext:value-type="string">
            <text:p>Gross capital formation (% of GDP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94506" calcext:value-type="float">
            <text:p>194506</text:p>
          </table:table-cell>
          <table:table-cell office:value-type="string" calcext:value-type="string">
            <text:p>Gross domestic product (GDP), total (2017 PPP $ billions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33006" calcext:value-type="float">
            <text:p>133006</text:p>
          </table:table-cell>
          <table:table-cell office:value-type="string" calcext:value-type="string">
            <text:p>Gross enrolment ratio, pre-primary (% of preschool-age children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63206" calcext:value-type="float">
            <text:p>63206</text:p>
          </table:table-cell>
          <table:table-cell office:value-type="string" calcext:value-type="string">
            <text:p>Gross enrolment ratio, primary (% of primary school-age population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63306" calcext:value-type="float">
            <text:p>63306</text:p>
          </table:table-cell>
          <table:table-cell office:value-type="string" calcext:value-type="string">
            <text:p>Gross enrolment ratio, secondary (% of secondary school-age population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63406" calcext:value-type="float">
            <text:p>63406</text:p>
          </table:table-cell>
          <table:table-cell office:value-type="string" calcext:value-type="string">
            <text:p>Gross enrolment ratio, tertiary (% of tertiary school-age population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65606" calcext:value-type="float">
            <text:p>65606</text:p>
          </table:table-cell>
          <table:table-cell office:value-type="string" calcext:value-type="string">
            <text:p>Gross fixed capital formation (% of GDP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95706" calcext:value-type="float">
            <text:p>195706</text:p>
          </table:table-cell>
          <table:table-cell office:value-type="string" calcext:value-type="string">
            <text:p>Gross national income (GNI) per capita (constant 2017 PPP$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46206" calcext:value-type="float">
            <text:p>146206</text:p>
          </table:table-cell>
          <table:table-cell office:value-type="string" calcext:value-type="string">
            <text:p>HDI rank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58006" calcext:value-type="float">
            <text:p>58006</text:p>
          </table:table-cell>
          <table:table-cell office:value-type="string" calcext:value-type="string">
            <text:p>HIV prevalence, adult (% ages 15-49)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float" office:value="149406" calcext:value-type="float">
            <text:p>149406</text:p>
          </table:table-cell>
          <table:table-cell office:value-type="string" calcext:value-type="string">
            <text:p>Homeless people due to natural disaster (average annual per million people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61006" calcext:value-type="float">
            <text:p>61006</text:p>
          </table:table-cell>
          <table:table-cell office:value-type="string" calcext:value-type="string">
            <text:p>Homicide rate (per 100,000 people)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float" office:value="137506" calcext:value-type="float">
            <text:p>137506</text:p>
          </table:table-cell>
          <table:table-cell office:value-type="string" calcext:value-type="string">
            <text:p>Human Development Index (HDI)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float" office:value="136906" calcext:value-type="float">
            <text:p>136906</text:p>
          </table:table-cell>
          <table:table-cell office:value-type="string" calcext:value-type="string">
            <text:p>Human Development Index (HDI), female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37006" calcext:value-type="float">
            <text:p>137006</text:p>
          </table:table-cell>
          <table:table-cell office:value-type="string" calcext:value-type="string">
            <text:p>Human Development Index (HDI), male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03606" calcext:value-type="float">
            <text:p>103606</text:p>
          </table:table-cell>
          <table:table-cell office:value-type="string" calcext:value-type="string">
            <text:p>Income index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67106" calcext:value-type="float">
            <text:p>67106</text:p>
          </table:table-cell>
          <table:table-cell office:value-type="string" calcext:value-type="string">
            <text:p>Income inequality, Gini coefficient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35106" calcext:value-type="float">
            <text:p>135106</text:p>
          </table:table-cell>
          <table:table-cell office:value-type="string" calcext:value-type="string">
            <text:p>Income inequality, quintile ratio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86906" calcext:value-type="float">
            <text:p>186906</text:p>
          </table:table-cell>
          <table:table-cell office:value-type="string" calcext:value-type="string">
            <text:p>Income share held by poorest 40%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86106" calcext:value-type="float">
            <text:p>186106</text:p>
          </table:table-cell>
          <table:table-cell office:value-type="string" calcext:value-type="string">
            <text:p>Income share held by richest 1%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87006" calcext:value-type="float">
            <text:p>187006</text:p>
          </table:table-cell>
          <table:table-cell office:value-type="string" calcext:value-type="string">
            <text:p>Income share held by richest 10 %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83806" calcext:value-type="float">
            <text:p>183806</text:p>
          </table:table-cell>
          <table:table-cell office:value-type="string" calcext:value-type="string">
            <text:p>Inequality among the poor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01606" calcext:value-type="float">
            <text:p>101606</text:p>
          </table:table-cell>
          <table:table-cell office:value-type="string" calcext:value-type="string">
            <text:p>Inequality in education (%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01706" calcext:value-type="float">
            <text:p>101706</text:p>
          </table:table-cell>
          <table:table-cell office:value-type="string" calcext:value-type="string">
            <text:p>Inequality in income (%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01806" calcext:value-type="float">
            <text:p>101806</text:p>
          </table:table-cell>
          <table:table-cell office:value-type="string" calcext:value-type="string">
            <text:p>Inequality in life expectancy (%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71406" calcext:value-type="float">
            <text:p>71406</text:p>
          </table:table-cell>
          <table:table-cell office:value-type="string" calcext:value-type="string">
            <text:p>Inequality-adjusted education index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38806" calcext:value-type="float">
            <text:p>138806</text:p>
          </table:table-cell>
          <table:table-cell office:value-type="string" calcext:value-type="string">
            <text:p>Inequality-adjusted HDI (IHDI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71606" calcext:value-type="float">
            <text:p>71606</text:p>
          </table:table-cell>
          <table:table-cell office:value-type="string" calcext:value-type="string">
            <text:p>Inequality-adjusted income index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71506" calcext:value-type="float">
            <text:p>71506</text:p>
          </table:table-cell>
          <table:table-cell office:value-type="string" calcext:value-type="string">
            <text:p>Inequality-adjusted life expectancy index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64406" calcext:value-type="float">
            <text:p>64406</text:p>
          </table:table-cell>
          <table:table-cell office:value-type="string" calcext:value-type="string">
            <text:p>Infants lacking immunization, DTP (% of one-year-olds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64306" calcext:value-type="float">
            <text:p>64306</text:p>
          </table:table-cell>
          <table:table-cell office:value-type="string" calcext:value-type="string">
            <text:p>Infants lacking immunization, measles (% of one-year-olds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11106" calcext:value-type="float">
            <text:p>111106</text:p>
          </table:table-cell>
          <table:table-cell office:value-type="string" calcext:value-type="string">
            <text:p>International inbound tourists (thousands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47206" calcext:value-type="float">
            <text:p>147206</text:p>
          </table:table-cell>
          <table:table-cell office:value-type="string" calcext:value-type="string">
            <text:p>International student mobility (% of total tertiary enrolment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78106" calcext:value-type="float">
            <text:p>178106</text:p>
          </table:table-cell>
          <table:table-cell office:value-type="string" calcext:value-type="string">
            <text:p>Internet users, female (% of female population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43606" calcext:value-type="float">
            <text:p>43606</text:p>
          </table:table-cell>
          <table:table-cell office:value-type="string" calcext:value-type="string">
            <text:p>Internet users, total (% of population)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float" office:value="148206" calcext:value-type="float">
            <text:p>148206</text:p>
          </table:table-cell>
          <table:table-cell office:value-type="string" calcext:value-type="string">
            <text:p>Labour force participation rate (% ages 15 and older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48706" calcext:value-type="float">
            <text:p>48706</text:p>
          </table:table-cell>
          <table:table-cell office:value-type="string" calcext:value-type="string">
            <text:p>Labour force participation rate (% ages 15 and older), female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48806" calcext:value-type="float">
            <text:p>48806</text:p>
          </table:table-cell>
          <table:table-cell office:value-type="string" calcext:value-type="string">
            <text:p>Labour force participation rate (% ages 15 and older), male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83906" calcext:value-type="float">
            <text:p>183906</text:p>
          </table:table-cell>
          <table:table-cell office:value-type="string" calcext:value-type="string">
            <text:p>Labour share of GDP, comprising wages and social protection transfers (%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69206" calcext:value-type="float">
            <text:p>69206</text:p>
          </table:table-cell>
          <table:table-cell office:value-type="string" calcext:value-type="string">
            <text:p>Life expectancy at birth (years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20606" calcext:value-type="float">
            <text:p>120606</text:p>
          </table:table-cell>
          <table:table-cell office:value-type="string" calcext:value-type="string">
            <text:p>Life expectancy at birth, female (years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21106" calcext:value-type="float">
            <text:p>121106</text:p>
          </table:table-cell>
          <table:table-cell office:value-type="string" calcext:value-type="string">
            <text:p>Life expectancy at birth, male (years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03206" calcext:value-type="float">
            <text:p>103206</text:p>
          </table:table-cell>
          <table:table-cell office:value-type="string" calcext:value-type="string">
            <text:p>Life expectancy index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01406" calcext:value-type="float">
            <text:p>101406</text:p>
          </table:table-cell>
          <table:table-cell office:value-type="string" calcext:value-type="string">
            <text:p>Literacy rate, adult (% ages 15 and older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82106" calcext:value-type="float">
            <text:p>182106</text:p>
          </table:table-cell>
          <table:table-cell office:value-type="string" calcext:value-type="string">
            <text:p>Malaria incidence (per 1,000 people at risk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28106" calcext:value-type="float">
            <text:p>128106</text:p>
          </table:table-cell>
          <table:table-cell office:value-type="string" calcext:value-type="string">
            <text:p>Mandatory paid maternity leave (days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89006" calcext:value-type="float">
            <text:p>89006</text:p>
          </table:table-cell>
          <table:table-cell office:value-type="string" calcext:value-type="string">
            <text:p>Maternal mortality ratio (deaths per 100,000 live births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03006" calcext:value-type="float">
            <text:p>103006</text:p>
          </table:table-cell>
          <table:table-cell office:value-type="string" calcext:value-type="string">
            <text:p>Mean years of schooling (years)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float" office:value="24106" calcext:value-type="float">
            <text:p>24106</text:p>
          </table:table-cell>
          <table:table-cell office:value-type="string" calcext:value-type="string">
            <text:p>Mean years of schooling, female (years)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float" office:value="24206" calcext:value-type="float">
            <text:p>24206</text:p>
          </table:table-cell>
          <table:table-cell office:value-type="string" calcext:value-type="string">
            <text:p>Mean years of schooling, male (years)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float" office:value="47906" calcext:value-type="float">
            <text:p>47906</text:p>
          </table:table-cell>
          <table:table-cell office:value-type="string" calcext:value-type="string">
            <text:p>Median age (years)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float" office:value="46006" calcext:value-type="float">
            <text:p>46006</text:p>
          </table:table-cell>
          <table:table-cell office:value-type="string" calcext:value-type="string">
            <text:p>Mobile phone subscriptions (per 100 people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74506" calcext:value-type="float">
            <text:p>174506</text:p>
          </table:table-cell>
          <table:table-cell office:value-type="string" calcext:value-type="string">
            <text:p>Mortality rate attributed to household and ambient air pollution (per 100,000 population, age-standardized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74606" calcext:value-type="float">
            <text:p>174606</text:p>
          </table:table-cell>
          <table:table-cell office:value-type="string" calcext:value-type="string">
            <text:p>Mortality rate attributed to unsafe water, sanitation and hygiene services (per 100,000 population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57806" calcext:value-type="float">
            <text:p>57806</text:p>
          </table:table-cell>
          <table:table-cell office:value-type="string" calcext:value-type="string">
            <text:p>Mortality rate, female adult (per 1,000 people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57206" calcext:value-type="float">
            <text:p>57206</text:p>
          </table:table-cell>
          <table:table-cell office:value-type="string" calcext:value-type="string">
            <text:p>Mortality rate, infant (per 1,000 live births)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float" office:value="57906" calcext:value-type="float">
            <text:p>57906</text:p>
          </table:table-cell>
          <table:table-cell office:value-type="string" calcext:value-type="string">
            <text:p>Mortality rate, male adult (per 1,000 people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57506" calcext:value-type="float">
            <text:p>57506</text:p>
          </table:table-cell>
          <table:table-cell office:value-type="string" calcext:value-type="string">
            <text:p>Mortality rate, under-five (per 1,000 live births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38406" calcext:value-type="float">
            <text:p>38406</text:p>
          </table:table-cell>
          <table:table-cell office:value-type="string" calcext:value-type="string">
            <text:p>Multidimensional poverty index (MPI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97306" calcext:value-type="float">
            <text:p>97306</text:p>
          </table:table-cell>
          <table:table-cell office:value-type="string" calcext:value-type="string">
            <text:p>Natural resource depletion (% of GNI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10806" calcext:value-type="float">
            <text:p>110806</text:p>
          </table:table-cell>
          <table:table-cell office:value-type="string" calcext:value-type="string">
            <text:p>Net migration rate (per 1,000 people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99106" calcext:value-type="float">
            <text:p>99106</text:p>
          </table:table-cell>
          <table:table-cell office:value-type="string" calcext:value-type="string">
            <text:p>Net official development assistance received (% of GNI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84306" calcext:value-type="float">
            <text:p>184306</text:p>
          </table:table-cell>
          <table:table-cell office:value-type="string" calcext:value-type="string">
            <text:p>Number of deaths and missing persons attributed to disasters (per 100,000 population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22006" calcext:value-type="float">
            <text:p>122006</text:p>
          </table:table-cell>
          <table:table-cell office:value-type="string" calcext:value-type="string">
            <text:p>Old-age (65 and older) dependency ratio (per 100 people ages 15-64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23806" calcext:value-type="float">
            <text:p>123806</text:p>
          </table:table-cell>
          <table:table-cell office:value-type="string" calcext:value-type="string">
            <text:p>Old-age pension recipients (% of statutory pension age population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73506" calcext:value-type="float">
            <text:p>73506</text:p>
          </table:table-cell>
          <table:table-cell office:value-type="string" calcext:value-type="string">
            <text:p>Overall loss in HDI due to inequality (%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83206" calcext:value-type="float">
            <text:p>183206</text:p>
          </table:table-cell>
          <table:table-cell office:value-type="string" calcext:value-type="string">
            <text:p>Overall loss in HDI value due to inequality, average annual change (%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85306" calcext:value-type="float">
            <text:p>185306</text:p>
          </table:table-cell>
          <table:table-cell office:value-type="string" calcext:value-type="string">
            <text:p>Percentage of primary schools with access to the internet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85406" calcext:value-type="float">
            <text:p>185406</text:p>
          </table:table-cell>
          <table:table-cell office:value-type="string" calcext:value-type="string">
            <text:p>Percentage of secondary schools with access to the internet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63106" calcext:value-type="float">
            <text:p>63106</text:p>
          </table:table-cell>
          <table:table-cell office:value-type="string" calcext:value-type="string">
            <text:p>Population ages 15?64 (millions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32706" calcext:value-type="float">
            <text:p>132706</text:p>
          </table:table-cell>
          <table:table-cell office:value-type="string" calcext:value-type="string">
            <text:p>Population ages 65 and older (millions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38606" calcext:value-type="float">
            <text:p>38606</text:p>
          </table:table-cell>
          <table:table-cell office:value-type="string" calcext:value-type="string">
            <text:p>Population in multidimensional poverty, headcount (%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02006" calcext:value-type="float">
            <text:p>102006</text:p>
          </table:table-cell>
          <table:table-cell office:value-type="string" calcext:value-type="string">
            <text:p>Population in multidimensional poverty, headcount (thousands) (for the year of the survey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83406" calcext:value-type="float">
            <text:p>183406</text:p>
          </table:table-cell>
          <table:table-cell office:value-type="string" calcext:value-type="string">
            <text:p>Population in multidimensional poverty, headcount (thousands) (projection for 2018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38506" calcext:value-type="float">
            <text:p>38506</text:p>
          </table:table-cell>
          <table:table-cell office:value-type="string" calcext:value-type="string">
            <text:p>Population in multidimensional poverty, intensity of deprivation (%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01006" calcext:value-type="float">
            <text:p>101006</text:p>
          </table:table-cell>
          <table:table-cell office:value-type="string" calcext:value-type="string">
            <text:p>Population in severe multidimensional poverty (%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39006" calcext:value-type="float">
            <text:p>39006</text:p>
          </table:table-cell>
          <table:table-cell office:value-type="string" calcext:value-type="string">
            <text:p>Population living below income poverty line, national poverty line (%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67106" calcext:value-type="float">
            <text:p>167106</text:p>
          </table:table-cell>
          <table:table-cell office:value-type="string" calcext:value-type="string">
            <text:p>Population living below income poverty line, PPP $1.90 a day (%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32806" calcext:value-type="float">
            <text:p>132806</text:p>
          </table:table-cell>
          <table:table-cell office:value-type="string" calcext:value-type="string">
            <text:p>Population under age 5 (millions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82806" calcext:value-type="float">
            <text:p>182806</text:p>
          </table:table-cell>
          <table:table-cell office:value-type="string" calcext:value-type="string">
            <text:p>Population using safely managed drinking-water services (%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95206" calcext:value-type="float">
            <text:p>195206</text:p>
          </table:table-cell>
          <table:table-cell office:value-type="string" calcext:value-type="string">
            <text:p>Population using safely managed sanitation services (%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42506" calcext:value-type="float">
            <text:p>142506</text:p>
          </table:table-cell>
          <table:table-cell office:value-type="string" calcext:value-type="string">
            <text:p>Population vulnerable to multidimensional poverty (%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23806" calcext:value-type="float">
            <text:p>23806</text:p>
          </table:table-cell>
          <table:table-cell office:value-type="string" calcext:value-type="string">
            <text:p>Population with at least some secondary education (% ages 25 and older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23906" calcext:value-type="float">
            <text:p>23906</text:p>
          </table:table-cell>
          <table:table-cell office:value-type="string" calcext:value-type="string">
            <text:p>Population with at least some secondary education, female (% ages 25 and older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24006" calcext:value-type="float">
            <text:p>24006</text:p>
          </table:table-cell>
          <table:table-cell office:value-type="string" calcext:value-type="string">
            <text:p>Population with at least some secondary education, male (% ages 25 and older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81506" calcext:value-type="float">
            <text:p>181506</text:p>
          </table:table-cell>
          <table:table-cell office:value-type="string" calcext:value-type="string">
            <text:p>Prevalence of female genital mutilation/cutting among girls and women (% of girls and women ages 15?49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46106" calcext:value-type="float">
            <text:p>46106</text:p>
          </table:table-cell>
          <table:table-cell office:value-type="string" calcext:value-type="string">
            <text:p>Primary school dropout rate (% of primary school cohort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45806" calcext:value-type="float">
            <text:p>45806</text:p>
          </table:table-cell>
          <table:table-cell office:value-type="string" calcext:value-type="string">
            <text:p>Primary school teachers trained to teach (%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28306" calcext:value-type="float">
            <text:p>128306</text:p>
          </table:table-cell>
          <table:table-cell office:value-type="string" calcext:value-type="string">
            <text:p>Prison population (per 100,000 people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11306" calcext:value-type="float">
            <text:p>111306</text:p>
          </table:table-cell>
          <table:table-cell office:value-type="string" calcext:value-type="string">
            <text:p>Private capital flows (% of GDP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77006" calcext:value-type="float">
            <text:p>177006</text:p>
          </table:table-cell>
          <table:table-cell office:value-type="string" calcext:value-type="string">
            <text:p>Programme for International Student Assessment (PISA) score in mathematics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76906" calcext:value-type="float">
            <text:p>176906</text:p>
          </table:table-cell>
          <table:table-cell office:value-type="string" calcext:value-type="string">
            <text:p>Programme for International Student Assessment (PISA) score in reading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76806" calcext:value-type="float">
            <text:p>176806</text:p>
          </table:table-cell>
          <table:table-cell office:value-type="string" calcext:value-type="string">
            <text:p>Programme for International Student Assessment (PISA) score in science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81206" calcext:value-type="float">
            <text:p>181206</text:p>
          </table:table-cell>
          <table:table-cell office:value-type="string" calcext:value-type="string">
            <text:p>Proportion of births attended by skilled health personnel (%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84006" calcext:value-type="float">
            <text:p>184006</text:p>
          </table:table-cell>
          <table:table-cell office:value-type="string" calcext:value-type="string">
            <text:p>Proportion of informal employment in nonagricultural employment (% of total employment in nonagriculture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93006" calcext:value-type="float">
            <text:p>193006</text:p>
          </table:table-cell>
          <table:table-cell office:value-type="string" calcext:value-type="string">
            <text:p>Proportion of informal employment in nonagricultural employment, female (% of total employment in nonagriculture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46206" calcext:value-type="float">
            <text:p>46206</text:p>
          </table:table-cell>
          <table:table-cell office:value-type="string" calcext:value-type="string">
            <text:p>Pupil-teacher ratio, primary school (pupils per teacher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79706" calcext:value-type="float">
            <text:p>179706</text:p>
          </table:table-cell>
          <table:table-cell office:value-type="string" calcext:value-type="string">
            <text:p>Ratio of education and health expenditure to military expenditure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81606" calcext:value-type="float">
            <text:p>181606</text:p>
          </table:table-cell>
          <table:table-cell office:value-type="string" calcext:value-type="string">
            <text:p>Red List Index (value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21806" calcext:value-type="float">
            <text:p>21806</text:p>
          </table:table-cell>
          <table:table-cell office:value-type="string" calcext:value-type="string">
            <text:p>Refugees by country of origin (thousands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52606" calcext:value-type="float">
            <text:p>52606</text:p>
          </table:table-cell>
          <table:table-cell office:value-type="string" calcext:value-type="string">
            <text:p>Remittances, inflows (% of GDP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52306" calcext:value-type="float">
            <text:p>52306</text:p>
          </table:table-cell>
          <table:table-cell office:value-type="string" calcext:value-type="string">
            <text:p>Research and development expenditure (% of GDP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81706" calcext:value-type="float">
            <text:p>181706</text:p>
          </table:table-cell>
          <table:table-cell office:value-type="string" calcext:value-type="string">
            <text:p>Rural population with access to electricity (%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49006" calcext:value-type="float">
            <text:p>49006</text:p>
          </table:table-cell>
          <table:table-cell office:value-type="string" calcext:value-type="string">
            <text:p>Sex ratio at birth (male to female births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75106" calcext:value-type="float">
            <text:p>175106</text:p>
          </table:table-cell>
          <table:table-cell office:value-type="string" calcext:value-type="string">
            <text:p>Share of employment in nonagriculture, female (% of total employment in nonagriculture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83506" calcext:value-type="float">
            <text:p>183506</text:p>
          </table:table-cell>
          <table:table-cell office:value-type="string" calcext:value-type="string">
            <text:p>Share of graduates from science, technology, engineering and mathematics programmes in tertiary education who are female (%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83706" calcext:value-type="float">
            <text:p>183706</text:p>
          </table:table-cell>
          <table:table-cell office:value-type="string" calcext:value-type="string">
            <text:p>Share of graduates from science, technology, engineering and mathematics programmes in tertiary education who are male (%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75906" calcext:value-type="float">
            <text:p>175906</text:p>
          </table:table-cell>
          <table:table-cell office:value-type="string" calcext:value-type="string">
            <text:p>Share of graduates in science, technology, engineering and mathematics programmes at tertiary level, female (%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80706" calcext:value-type="float">
            <text:p>180706</text:p>
          </table:table-cell>
          <table:table-cell office:value-type="string" calcext:value-type="string">
            <text:p>Share of graduates in science, technology, engineering and mathematics programmes at tertiary level, male (%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94306" calcext:value-type="float">
            <text:p>194306</text:p>
          </table:table-cell>
          <table:table-cell office:value-type="string" calcext:value-type="string">
            <text:p>Share of seats held by women in local government (%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31706" calcext:value-type="float">
            <text:p>31706</text:p>
          </table:table-cell>
          <table:table-cell office:value-type="string" calcext:value-type="string">
            <text:p>Share of seats in parliament (% held by women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79406" calcext:value-type="float">
            <text:p>179406</text:p>
          </table:table-cell>
          <table:table-cell office:value-type="string" calcext:value-type="string">
            <text:p>Skilled labour force (% of labour force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12606" calcext:value-type="float">
            <text:p>112606</text:p>
          </table:table-cell>
          <table:table-cell office:value-type="string" calcext:value-type="string">
            <text:p>Suicide rate, female (per 100,000 people, age-standardized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12506" calcext:value-type="float">
            <text:p>112506</text:p>
          </table:table-cell>
          <table:table-cell office:value-type="string" calcext:value-type="string">
            <text:p>Suicide rate, male (per 100,000 people, age-standardized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77706" calcext:value-type="float">
            <text:p>177706</text:p>
          </table:table-cell>
          <table:table-cell office:value-type="string" calcext:value-type="string">
            <text:p>Survival rate to the last grade of lower secondary general education (%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74206" calcext:value-type="float">
            <text:p>174206</text:p>
          </table:table-cell>
          <table:table-cell office:value-type="string" calcext:value-type="string">
            <text:p>Total debt service (% of exports of goods, services and primary income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44206" calcext:value-type="float">
            <text:p>44206</text:p>
          </table:table-cell>
          <table:table-cell office:value-type="string" calcext:value-type="string">
            <text:p>Total population (millions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69706" calcext:value-type="float">
            <text:p>169706</text:p>
          </table:table-cell>
          <table:table-cell office:value-type="string" calcext:value-type="string">
            <text:p>Total unemployment rate (female to male ratio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82206" calcext:value-type="float">
            <text:p>182206</text:p>
          </table:table-cell>
          <table:table-cell office:value-type="string" calcext:value-type="string">
            <text:p>Tuberculosis incidence (per 100,000 people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40606" calcext:value-type="float">
            <text:p>140606</text:p>
          </table:table-cell>
          <table:table-cell office:value-type="string" calcext:value-type="string">
            <text:p>Unemployment, total (% of labour force)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float" office:value="110906" calcext:value-type="float">
            <text:p>110906</text:p>
          </table:table-cell>
          <table:table-cell office:value-type="string" calcext:value-type="string">
            <text:p>Unemployment, youth (% ages 15?24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75606" calcext:value-type="float">
            <text:p>175606</text:p>
          </table:table-cell>
          <table:table-cell office:value-type="string" calcext:value-type="string">
            <text:p>Unmet need for family planning (% of married or in-union women of reproductive age, 15?49 years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45106" calcext:value-type="float">
            <text:p>45106</text:p>
          </table:table-cell>
          <table:table-cell office:value-type="string" calcext:value-type="string">
            <text:p>Urban population (%)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float" office:value="196006" calcext:value-type="float">
            <text:p>196006</text:p>
          </table:table-cell>
          <table:table-cell office:value-type="string" calcext:value-type="string">
            <text:p>Use of fertilizer nutrient nitrogen (N), per area of cropland (kg per hectare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96106" calcext:value-type="float">
            <text:p>196106</text:p>
          </table:table-cell>
          <table:table-cell office:value-type="string" calcext:value-type="string">
            <text:p>Use of fertilizer nutrient phosphorus (expressed as P2O5), per area of cropland (kg per hectare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67406" calcext:value-type="float">
            <text:p>167406</text:p>
          </table:table-cell>
          <table:table-cell office:value-type="string" calcext:value-type="string">
            <text:p>Violence against women ever experienced, intimate partner (% of female population ages 15 and older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67506" calcext:value-type="float">
            <text:p>167506</text:p>
          </table:table-cell>
          <table:table-cell office:value-type="string" calcext:value-type="string">
            <text:p>Violence against women ever experienced, nonintimate partner (% of female population ages 15 and older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43006" calcext:value-type="float">
            <text:p>43006</text:p>
          </table:table-cell>
          <table:table-cell office:value-type="string" calcext:value-type="string">
            <text:p>Vulnerable employment (% of total employment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75706" calcext:value-type="float">
            <text:p>175706</text:p>
          </table:table-cell>
          <table:table-cell office:value-type="string" calcext:value-type="string">
            <text:p>Women with account at financial institution or with mobile money-service provider (% of female population ages 15 and older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53706" calcext:value-type="float">
            <text:p>153706</text:p>
          </table:table-cell>
          <table:table-cell office:value-type="string" calcext:value-type="string">
            <text:p>Working poor at PPP$3.20 a day (% of total employment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21206" calcext:value-type="float">
            <text:p>121206</text:p>
          </table:table-cell>
          <table:table-cell office:value-type="string" calcext:value-type="string">
            <text:p>Young age (0-14) dependency ratio (per 100 people ages 15-64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47906" calcext:value-type="float">
            <text:p>147906</text:p>
          </table:table-cell>
          <table:table-cell office:value-type="string" calcext:value-type="string">
            <text:p>Youth not in school or employment (% ages 15-24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69806" calcext:value-type="float">
            <text:p>169806</text:p>
          </table:table-cell>
          <table:table-cell office:value-type="string" calcext:value-type="string">
            <text:p>Youth unemployment rate (female to male ratio)</text:p>
          </table:table-cell>
          <table:table-cell office:value-type="string" calcext:value-type="string">
            <text:p>n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/00/0000</text:date>, <text:time style:data-style-name="N2" text:time-value="16:13:16.3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1-24T16:33:17.413000000</dc:date>
    <meta:editing-duration>PT10M9S</meta:editing-duration>
    <meta:editing-cycles>2</meta:editing-cycles>
    <dc:creator>Odd Heurtel</dc:creator>
    <meta:document-statistic meta:table-count="1" meta:cell-count="525" meta:object-count="0"/>
  </office:meta>
</office:document-meta>
</file>